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App starten</text:p>
        </text:list-item>
        <text:list-item>
          <text:p text:style-name="P2">Raum anlegen (ohne Prefs)</text:p>
        </text:list-item>
        <text:list-item>
          <text:p text:style-name="P3">-&gt;Fehler Prefs</text:p>
        </text:list-item>
        <text:list-item>
          <text:p text:style-name="P4">Pfres unvollständig anlegen</text:p>
        </text:list-item>
        <text:list-item>
          <text:p text:style-name="P5">-&gt;Fehler unvollständig</text:p>
        </text:list-item>
        <text:list-item>
          <text:p text:style-name="P6">Prefs vollständig anlegen</text:p>
        </text:list-item>
        <text:list-item>
          <text:p text:style-name="P7">Raum eröffnen (Anfangsdatum vor Enddatum, Adresse oder Name fehlt, Datum passt nicht)</text:p>
        </text:list-item>
        <text:list-item>
          <text:p text:style-name="P8">UI erklären</text:p>
        </text:list-item>
        <text:list-item>
          <text:p text:style-name="P9">-&gt;Fehler Raum falsch</text:p>
        </text:list-item>
        <text:list-item>
          <text:p text:style-name="P10">Raum richtig eröffnen<text:s/></text:p>
        </text:list-item>
        <text:list-item>
          <text:p text:style-name="P11">Raum teilen<text:s/>(Contenprovider)</text:p>
        </text:list-item>
        <text:list-item>
          <text:p text:style-name="P12">PDF per Mail schicken</text:p>
        </text:list-item>
        <text:list-item>
          <text:p text:style-name="P13">Room scannen</text:p>
        </text:list-item>
        <text:list-item>
          <text:p text:style-name="P14">QR Code teilen</text:p>
        </text:list-item>
        <text:list-item>
          <text:p text:style-name="P15">Über QR Code joinen</text:p>
        </text:list-item>
        <text:list-item>
          <text:p text:style-name="P16">Über NFC joinen</text:p>
        </text:list-item>
        <text:list-item>
          <text:p text:style-name="P17">UI erklären</text:p>
        </text:list-item>
        <text:list-item>
          <text:p text:style-name="P18">Teilnehmer anzeigen</text:p>
        </text:list-item>
        <text:list-item>
          <text:p text:style-name="P19">1 Teilnehmer verlässt vorzeitig: Anzeigen dass Enddatum gesetzt wurde</text:p>
        </text:list-item>
        <text:list-item>
          <text:p text:style-name="P20">Timeout falsch verändern</text:p>
        </text:list-item>
        <text:list-item>
          <text:p text:style-name="P21">Timeout richtig verändern</text:p>
        </text:list-item>
        <text:list-item>
          <text:p text:style-name="P22">Aktualisierung anzeigen</text:p>
        </text:list-item>
        <text:list-item>
          <text:p text:style-name="P23">Timeout auf now+1 Minute setzen damit der Raum automatisch zugeht</text:p>
        </text:list-item>
        <text:list-item>
          <text:p text:style-name="P24">Teilnehmer: zeigen, dass der Raum geschlossen wurde</text:p>
        </text:list-item>
        <text:list-item>
          <text:p text:style-name="P25">Gastgeber: Teilnehmerliste zeigen, dass Enddatum gesetzt wurde</text:p>
        </text:list-item>
        <text:list-item>
          <text:p text:style-name="P26">Gastgeber: PDF zeigen</text:p>
        </text:list-item>
        <text:list-item>
          <text:p text:style-name="P27">Gastgeber: Neuen Raum erstellen (richtig)</text:p>
        </text:list-item>
        <text:list-item>
          <text:p text:style-name="P28">Teilnehmer: Beitreten (QR)</text:p>
        </text:list-item>
        <text:list-item>
          <text:p text:style-name="P29">Teilnehmer: Weitere Teilnehmer im Room zeigen</text:p>
        </text:list-item>
        <text:list-item>
          <text:p text:style-name="P30">Teilnehmer: Raumhistory (details anzeigen lassen)</text:p>
        </text:list-item>
        <text:list-item>
          <text:p text:style-name="P31">Gastgeber: Raum manuell schließen</text:p>
        </text:list-item>
        <text:list-item>
          <text:p text:style-name="P32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us Cerwenetz</meta:initial-creator>
    <dc:creator>Marius Cerwenetz</dc:creator>
    <meta:creation-date>2021-01-27T09:24:00Z</meta:creation-date>
    <dc:date>2021-01-27T09:47:00Z</dc:date>
    <meta:template xlink:href="Normal.dotm" xlink:type="simple"/>
    <meta:editing-cycles>1</meta:editing-cycles>
    <meta:editing-duration>PT0S</meta:editing-duration>
    <meta:document-statistic meta:page-count="1" meta:paragraph-count="1" meta:word-count="132" meta:character-count="966" meta:row-count="6" meta:non-whitespace-character-count="835"/>
  </office:meta>
</office:document-meta>
</file>